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ff" officeooo:rsid="000e18bf" officeooo:paragraph-rsid="000e1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PS走线 对信噪比的影响优化</text:p>
      <text:p text:style-name="P1">1.机内走线方式需要提前确定好，测试时需要按照最终方式走线，多于的，过长的线都需要处理，否则会变成天线辐射杂波</text:p>
      <text:p text:style-name="P1">2.不一致的走线方式会导致每次的干扰测试情况不一致，也会导致后期测试EMC时每次结果不一致</text:p>
      <text:p text:style-name="P1">3.信号线，电源线都应走在天线平面的下方，不能过于靠近天线平面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5:07:02.484920517</meta:creation-date>
    <dc:date>2017-05-17T15:13:58.224601903</dc:date>
    <meta:editing-duration>P0D</meta:editing-duration>
    <meta:editing-cycles>1</meta:editing-cycles>
    <meta:document-statistic meta:table-count="0" meta:image-count="0" meta:object-count="0" meta:page-count="1" meta:paragraph-count="4" meta:word-count="138" meta:character-count="146" meta:non-whitespace-character-count="145"/>
    <meta:generator>LibreOffice/4.2.8.2$Linux_X86_64 LibreOffice_project/420m0$Build-2</meta:generator>
  </office:meta>
</office:document-meta>
</file>